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</style:style>
    <style:style style:name="ce2" style:family="table-cell" style:parent-style-name="Default" style:data-style-name="N3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automatic" fo:wrap-option="wrap" fo:background-color="#FFFFFF"/>
    </style:style>
    <style:style style:name="ce5" style:family="table-cell" style:parent-style-name="Default" style:data-style-name="N0">
      <style:table-cell-properties fo:border="thin solid #000000" style:vertical-align="top" fo:background-color="#F2F2F2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background-color="#FFFFFF"/>
    </style:style>
    <style:style style:name="ce8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9" style:family="table-cell" style:parent-style-name="Default" style:data-style-name="N30">
      <style:table-cell-properties fo:border="thin solid #000000" style:vertical-align="top" fo:wrap-option="wrap" fo:background-color="#FFFFFF"/>
      <style:text-properties fo:color="#000000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FFF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FFFFFF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#FFFFFF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top" fo:background-color="#FFFFFF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FFFFFF"/>
    </style:style>
    <style:style style:name="ce1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wrap-option="wrap" fo:background-color="#FFFFFF"/>
    </style:style>
    <style:style style:name="ce17" style:family="table-cell" style:parent-style-name="Hiperlink" style:data-style-name="N30">
      <style:table-cell-properties fo:border-top="thin solid #000000" fo:border-bottom="none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8" style:family="table-cell" style:parent-style-name="Hiperlink" style:data-style-name="N30">
      <style:table-cell-properties fo:border-top="none" fo:border-bottom="none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19" style:family="table-cell" style:parent-style-name="Hiperlink" style:data-style-name="N30">
      <style:table-cell-properties fo:border-top="none" fo:border-bottom="thin solid #000000" fo:border-left="thin solid #000000" fo:border-right="thin solid #000000" style:vertical-align="top" fo:wrap-option="wrap" fo:background-color="#FFFFFF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21" style:family="table-cell" style:parent-style-name="Default" style:data-style-name="N0">
      <style:table-cell-properties fo:border="thin solid #000000" style:vertical-align="top" fo:background-color="#FFFFFF"/>
      <style:text-properties fo:color="#000000"/>
    </style:style>
    <style:style style:name="ce22" style:family="table-cell" style:parent-style-name="Default" style:data-style-name="N0">
      <style:table-cell-properties fo:border="thin solid #000000" fo:background-color="#FFFFFF"/>
    </style:style>
    <style:style style:name="ce23" style:family="table-cell" style:parent-style-name="Default" style:data-style-name="N30">
      <style:table-cell-properties fo:border="thin solid #000000" style:vertical-align="automatic" fo:wrap-option="wrap" fo:background-color="#FFFFFF"/>
    </style:style>
    <style:style style:name="ce24" style:family="table-cell" style:parent-style-name="Default" style:data-style-name="N19">
      <style:table-cell-properties fo:border="thin solid #000000" style:vertical-align="top" fo:background-color="#FFFFFF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e29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top" fo:wrap-option="wrap" fo:background-color="#FFFFFF"/>
    </style:style>
    <style:style style:name="ce31" style:family="table-cell" style:parent-style-name="Default" style:data-style-name="N19">
      <style:table-cell-properties fo:border="thin solid #000000" style:vertical-align="top" fo:wrap-option="wrap" fo:background-color="#FFFFFF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9.73666666666667cm" style:use-optimal-column-width="true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5.68854166666667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tadados_Microdados_SC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style-name="ce6">
            <text:p>Microdados do Cadastro Mineiro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Descrição</text:p>
          </table:table-cell>
          <table:table-cell office:value-type="string" table:style-name="ce8">
            <text:p>Conjunto de dados em menor nível de desagregação dos títulos e requerimentos associados aos processos minerários mantidos pela Agência Nacional de Mineração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Catálogo origem</text:p>
          </table:table-cell>
          <table:table-cell office:value-type="string" table:style-name="ce8">
            <text:p>https://dadosabertos.anm.gov.br/SCM/microdados/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Órgão responsável</text:p>
          </table:table-cell>
          <table:table-cell office:value-type="string" table:style-name="ce8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0">
            <text:p>Categorias no VCGE</text:p>
          </table:table-cell>
          <table:table-cell office:value-type="string" table:style-name="ce15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2">
            <text:p>Recursos</text:p>
          </table:table-cell>
          <table:table-cell office:value-type="string" table:style-name="ce17">
            <text:p><text:a xlink:href="#Recursos.A2">CondicaoPropriedadeSol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12">DocumentoLegal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22">Event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32">FaseProcess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42">MotivoEncerramentoSubstancia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52">Municipi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63">Pessoa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74">Process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94">ProcessoAssociaca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108">ProcessoDocumentaca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119">ProcessoEvent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130">ProcessoMunicipi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140">ProcessoPessoa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157">ProcessoPropriedadeSol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167">ProcessoSubstancia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181">ProcessoTitul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196">SituacaoDocumentoLegal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206">Substancia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216">TipoAssociaca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226">TipoDocument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236">TipoDocumentoLegal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246">TipoRelaca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256">TipoRepresentacaoLegal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266">TipoRequerimento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276">TipoResponsabilidadeTecnica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286">TipoUsoSubstancia.txt</text:a></text:p>
          </table:table-cell>
          <table:table-cell table:number-columns-repeated="16381"/>
        </table:table-row>
        <table:table-row table:style-name="ro1">
          <table:table-cell/>
          <table:table-cell table:style-name="ce13"/>
          <table:table-cell office:value-type="string" table:style-name="ce18">
            <text:p><text:a xlink:href="#Recursos.A296">UnidadeAdministrativaRegional.txt</text:a></text:p>
          </table:table-cell>
          <table:table-cell table:number-columns-repeated="16381"/>
        </table:table-row>
        <table:table-row table:style-name="ro1">
          <table:table-cell/>
          <table:table-cell table:style-name="ce14"/>
          <table:table-cell office:value-type="string" table:style-name="ce19">
            <text:p><text:a xlink:href="#Recursos.A306">UnidadeProtocolizadora.txt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Etiquetas</text:p>
          </table:table-cell>
          <table:table-cell office:value-type="string" table:style-name="ce16">
            <text:p>Microdados, Cadastro Mineiro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Autoria</text:p>
          </table:table-cell>
          <table:table-cell office:value-type="string" table:style-name="ce9">
            <text:p>Divisão de Gestão de Operações e Curadoria de IA - DIVOP/GEPROJ/SPE/ANM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1" table:number-rows-spanned="2" table:style-name="ce26">
            <text:p>Documentação</text:p>
          </table:table-cell>
          <table:table-cell office:value-type="string" table:style-name="ce9">
            <text:p>https://dadosabertos.anm.gov.br/SCM/microdados/mer-microdados-scm.pdf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9">
            <text:p>https://dadosabertos.anm.gov.br/SCM/microdados/metadados-microdados-scm.od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Cobertura geográfica</text:p>
          </table:table-cell>
          <table:table-cell office:value-type="string" table:style-name="ce8">
            <text:p>Território nacion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Cobertura temporal</text:p>
          </table:table-cell>
          <table:table-cell office:value-type="string" table:style-name="ce8">
            <text:p>1934 ao ano corrent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Granularidade geográfica</text:p>
          </table:table-cell>
          <table:table-cell office:value-type="string" table:style-name="ce8">
            <text:p>Municípi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Granularidade temporal</text:p>
          </table:table-cell>
          <table:table-cell office:value-type="string" table:style-name="ce8">
            <text:p>Di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7">
            <text:p>Frequência de atualização</text:p>
          </table:table-cell>
          <table:table-cell office:value-type="string" table:style-name="ce8">
            <text:p>Diária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Referências</text:p>
          </table:table-cell>
          <table:table-cell office:value-type="string" table:style-name="ce8">
            <text:p>Os microdados do Cadastro Mineiro podem ser agregados aos dados do SIGMINE por meio do atributo DSProcesso.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7">
            <text:p>Metodologia</text:p>
          </table:table-cell>
          <table:table-cell office:value-type="string" table:style-name="ce8">
            <text:p>Os microdados são gerados com base nas informações apresentadas aos usuários externos do Sistema Cadastro Mineiro, tela de dados básicos do processo minerário.</text:p>
          </table:table-cell>
          <table:table-cell table:number-columns-repeated="16381"/>
        </table:table-row>
        <table:table-row table:number-rows-repeated="1048531" table:style-name="ro1">
          <table:table-cell table:number-columns-repeated="16384"/>
        </table:table-row>
      </table:table>
      <table:table table:name="Recurso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CondicaoPropriedadeSol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Tipos de condição de propriedade do sol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CondicaoPropriedadeSolo</text:p>
          </table:table-cell>
          <table:table-cell office:value-type="string" table:style-name="ce7">
            <text:p>Identificador do tipo de condição de propriedade do sol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CondicaoPropriedadeSolo</text:p>
          </table:table-cell>
          <table:table-cell office:value-type="string" table:style-name="ce7">
            <text:p>Descrição do tipo de condição de propriedade do solo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DocumentoLegal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3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9">
            <text:p>Tipos de documento legal dos processos minerários. Para alguns casos, estes dados representam um detalhamento ou complemento das informações do documento legal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DocumentoLegal</text:p>
          </table:table-cell>
          <table:table-cell office:value-type="string" table:style-name="ce7">
            <text:p>Identificador do documento legal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DocumentoLegal</text:p>
          </table:table-cell>
          <table:table-cell office:value-type="string" table:style-name="ce7">
            <text:p>Descrição do documento legal do processo minerário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Event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Tipos de evento dos processos minerári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Evento</text:p>
          </table:table-cell>
          <table:table-cell office:value-type="string" table:style-name="ce7">
            <text:p>Identificador do evento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Evento</text:p>
          </table:table-cell>
          <table:table-cell office:value-type="string" table:style-name="ce7">
            <text:p>Descrição do evento do processo minerário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FaseProcess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Tipos de fase dos processos minerári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FaseProcesso</text:p>
          </table:table-cell>
          <table:table-cell office:value-type="string" table:style-name="ce7">
            <text:p>Identificador da fase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FaseProcesso</text:p>
          </table:table-cell>
          <table:table-cell office:value-type="string" table:style-name="ce7">
            <text:p>Descrição da fase do processo minerário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MotivoEncerramentoSubstancia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Tipos de motivo de encerramento das substâncias registradas no Cadastro Mineir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MotivoEncerramentoSubstancia</text:p>
          </table:table-cell>
          <table:table-cell office:value-type="string" table:style-name="ce7">
            <text:p>Identificador do motivo de encerramento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MotivoEncerramentoSubstancia</text:p>
          </table:table-cell>
          <table:table-cell office:value-type="string" table:style-name="ce7">
            <text:p>Descrição do motivo de encerramento da substânci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Municipi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Municípios brasileiros, de acordo com o Instituto Brasileiro de Geografia e Estatística - IBGE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Municipio</text:p>
          </table:table-cell>
          <table:table-cell office:value-type="string" table:style-name="ce7">
            <text:p>Identificador do municíp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NMMunicipio</text:p>
          </table:table-cell>
          <table:table-cell office:value-type="string" table:style-name="ce7">
            <text:p>Nome do município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GUF</text:p>
          </table:table-cell>
          <table:table-cell office:value-type="string" table:style-name="ce7">
            <text:p>Sigla da UF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Pessoa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9">
            <text:p>Pessoas físicas e jurídicas (requerente/titular, representantes legal e técnico) registradas no Cadastro Mineir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Pessoa</text:p>
          </table:table-cell>
          <table:table-cell office:value-type="string" table:style-name="ce7">
            <text:p>Identificador da pesso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NRCPFCNPJ</text:p>
          </table:table-cell>
          <table:table-cell office:value-type="string" table:style-name="ce7">
            <text:p>CPF/CNPJ da pesso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7">
            <text:p>TPPessoa</text:p>
          </table:table-cell>
          <table:table-cell office:value-type="string" table:style-name="ce8">
            <text:p>Sigla do tipo de pessoa.</text:p>
          </table:table-cell>
          <table:table-cell office:value-type="string" table:style-name="ce7">
            <text:p>Alfanumérico</text:p>
          </table:table-cell>
          <table:table-cell office:value-type="string" table:style-name="ce20">
            <text:p>F - Pessoa Física</text:p>
            <text:p>J - Pessoa Jurídic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NMPessoa</text:p>
          </table:table-cell>
          <table:table-cell office:value-type="string" table:style-name="ce7">
            <text:p>Nome da pesso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Process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Dados dos processos minerários mantidos pela Agência Nacional de Miner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SProcesso</text:p>
          </table:table-cell>
          <table:table-cell office:value-type="string" table:style-name="ce8">
            <text:p>Identificador do processo minerário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NNN.NNN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NRProcesso</text:p>
          </table:table-cell>
          <table:table-cell office:value-type="string" table:style-name="ce8">
            <text:p>Número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NRAnoProcesso</text:p>
          </table:table-cell>
          <table:table-cell office:value-type="string" table:style-name="ce8">
            <text:p>Ano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7">
            <text:p>BTAtivo</text:p>
          </table:table-cell>
          <table:table-cell office:value-type="string" table:style-name="ce8">
            <text:p>Indicador de situação do processo minerário.</text:p>
          </table:table-cell>
          <table:table-cell office:value-type="string" table:style-name="ce7">
            <text:p>Alfanumérico</text:p>
          </table:table-cell>
          <table:table-cell office:value-type="string" table:style-name="ce20">
            <text:p>S - Processo ativo</text:p>
            <text:p>N - Processo inativ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NRNUP</text:p>
          </table:table-cell>
          <table:table-cell office:value-type="string" table:style-name="ce8">
            <text:p>Número Único de Protocolo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NNNNN.NNNNNN/AAAA-DV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21">
            <text:p>QTAreaHA</text:p>
          </table:table-cell>
          <table:table-cell office:value-type="string" table:style-name="ce9">
            <text:p>Área da poligonal associada ao processo minerário, em hectares.</text:p>
          </table:table-cell>
          <table:table-cell office:value-type="string" table:style-name="ce21">
            <text:p>Numérico</text:p>
          </table:table-cell>
          <table:table-cell office:value-type="string" table:style-name="ce20">
            <text:p>Valores negativos indicam que o processo minerário possui, no momento da geração dos dados abertos, mais de uma poligonal associada. Nestes casos, o valor absoluto corresponde à soma das áreas das poligonai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TipoRequerimento</text:p>
          </table:table-cell>
          <table:table-cell office:value-type="string" table:style-name="ce8">
            <text:p>Identificador do tipo de requeriment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DFaseProcesso</text:p>
          </table:table-cell>
          <table:table-cell office:value-type="string" table:style-name="ce8">
            <text:p>Identificador da fase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DUnidadeAdministrativaRegional</text:p>
          </table:table-cell>
          <table:table-cell office:value-type="string" table:style-name="ce9">
            <text:p>Identificador da unidade administrativa regional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DUnidadeProtocolizadora</text:p>
          </table:table-cell>
          <table:table-cell office:value-type="string" table:style-name="ce8">
            <text:p>Identificador da unidade protocolizador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TProtocolo</text:p>
          </table:table-cell>
          <table:table-cell office:value-type="string" table:style-name="ce8">
            <text:p>Data de protocolo do requerimento.</text:p>
          </table:table-cell>
          <table:table-cell office:value-type="string" table:style-name="ce7">
            <text:p>Data e Hor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TPrioridade</text:p>
          </table:table-cell>
          <table:table-cell office:value-type="string" table:style-name="ce8">
            <text:p>Data do direito de prioridade.</text:p>
          </table:table-cell>
          <table:table-cell office:value-type="string" table:style-name="ce7">
            <text:p>Data e Hora</text:p>
          </table:table-cell>
          <table:table-cell office:value-type="string" table:style-name="ce7">
            <text:p>AAAA-MM-DD hh:mm:s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ProcessoAssociaca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Dados das associações entre processos minerários mantidos pela Agência Nacional de Miner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SProcesso</text:p>
          </table:table-cell>
          <table:table-cell office:value-type="string" table:style-name="ce8">
            <text:p>Identificador do processo minerário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NNN.NNN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SProcessoAssociado</text:p>
          </table:table-cell>
          <table:table-cell office:value-type="string" table:style-name="ce8">
            <text:p>Identificador do processo minerário associado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NNN.NNN/AAAA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IDTipoAssociacao</text:p>
          </table:table-cell>
          <table:table-cell office:value-type="string" table:style-name="ce8">
            <text:p>Identificador do tipo de associação entre processos minerários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TAssociacao</text:p>
          </table:table-cell>
          <table:table-cell office:value-type="string" table:style-name="ce8">
            <text:p>Data de associação do processo minerário.</text:p>
          </table:table-cell>
          <table:table-cell office:value-type="string" table:style-name="ce7">
            <text:p>Data</text:p>
          </table:table-cell>
          <table:table-cell office:value-type="string" table:style-name="ce20">
            <text:p>AAAA-MM-D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TDesassociacao</text:p>
          </table:table-cell>
          <table:table-cell office:value-type="string" table:style-name="ce8">
            <text:p>Data de desassociação do processo minerário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1">
            <text:p>OBAssociacao</text:p>
          </table:table-cell>
          <table:table-cell office:value-type="string" table:style-name="ce9">
            <text:p>Observação sobre a associação processual.</text:p>
          </table:table-cell>
          <table:table-cell office:value-type="string" table:style-name="ce21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ProcessoDocumentaca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9">
            <text:p>Dados da documentação que compõe os processos minerários mantidos pela Agência Nacional de Miner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SProcesso</text:p>
          </table:table-cell>
          <table:table-cell office:value-type="string" table:style-name="ce8">
            <text:p>Identificador do processo minerário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NNN.NNN/AAAA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IDTipoDocumento</text:p>
          </table:table-cell>
          <table:table-cell office:value-type="string" table:style-name="ce8">
            <text:p>Identificador do tipo de documento que compõe 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7">
            <text:p>DTProtocolo</text:p>
          </table:table-cell>
          <table:table-cell office:value-type="string" table:style-name="ce8">
            <text:p>Data de protocolo do documento que compõe o processo minerário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ProcessoEvent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Dados dos eventos dos processos minerários mantidos pela Agência Nacional de Miner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SProcesso</text:p>
          </table:table-cell>
          <table:table-cell office:value-type="string" table:style-name="ce8">
            <text:p>Identificador do processo minerário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NNN.NNN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Evento</text:p>
          </table:table-cell>
          <table:table-cell office:value-type="string" table:style-name="ce8">
            <text:p>Identificador do evento d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TEvento</text:p>
          </table:table-cell>
          <table:table-cell office:value-type="string" table:style-name="ce8">
            <text:p>Data do evento do processo minerário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OBEvento</text:p>
          </table:table-cell>
          <table:table-cell office:value-type="string" table:style-name="ce8">
            <text:p>Observação sobre o evento do processo minerário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7">
            <text:p>DSPublicacaoDOU</text:p>
          </table:table-cell>
          <table:table-cell office:value-type="string" table:style-name="ce8">
            <text:p>Extrato de publicação do evento do processo minerário no Diário Oficial da União, caso exist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ProcessoMunicipi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Municípios dos processos minerários mantidos pela Agência Nacional de Miner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2">
            <text:p>DSProcesso</text:p>
          </table:table-cell>
          <table:table-cell office:value-type="string" table:style-name="ce23">
            <text:p>Identificador do processo minerário.</text:p>
          </table:table-cell>
          <table:table-cell office:value-type="string" table:style-name="ce22">
            <text:p>Alfanumérico</text:p>
          </table:table-cell>
          <table:table-cell office:value-type="string" table:style-name="ce22">
            <text:p>NNN.NNN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2">
            <text:p>IDMunicipio</text:p>
          </table:table-cell>
          <table:table-cell office:value-type="string" table:style-name="ce23">
            <text:p>Identificador do município.</text:p>
          </table:table-cell>
          <table:table-cell office:value-type="string" table:style-name="ce22">
            <text:p>Numérico</text:p>
          </table:table-cell>
          <table:table-cell table:style-name="ce2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ProcessoPessoa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Pessoas associadas aos processos minerários mantidos pela Agência Nacional de Miner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SProcesso</text:p>
          </table:table-cell>
          <table:table-cell office:value-type="string" table:style-name="ce8">
            <text:p>Identificador do processo minerário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NNN.NNN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Pessoa</text:p>
          </table:table-cell>
          <table:table-cell office:value-type="string" table:style-name="ce8">
            <text:p>Identificador da pesso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DTipoRelacao</text:p>
          </table:table-cell>
          <table:table-cell office:value-type="string" table:style-name="ce8">
            <text:p>Identificador do tipo de relaçã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DTipoResponsabilidadeTecnica</text:p>
          </table:table-cell>
          <table:table-cell office:value-type="string" table:style-name="ce8">
            <text:p>Identificador do tipo de responsabilidade técnic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21">
            <text:p>IDTipoRepresentacaoLegal</text:p>
          </table:table-cell>
          <table:table-cell office:value-type="string" table:style-name="ce9">
            <text:p>Identificador do tipo de representação legal.</text:p>
          </table:table-cell>
          <table:table-cell office:value-type="string" table:style-name="ce21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TPrazoArrendamento</text:p>
          </table:table-cell>
          <table:table-cell office:value-type="string" table:style-name="ce8">
            <text:p>Prazo do arrendamento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TInicioVigencia</text:p>
          </table:table-cell>
          <table:table-cell office:value-type="string" table:style-name="ce8">
            <text:p>Data de início da vigência da relação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TFimVigencia</text:p>
          </table:table-cell>
          <table:table-cell office:value-type="string" table:style-name="ce9">
            <text:p>Data de fim da vigência da relação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ProcessoPropriedadeSol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9">
            <text:p>Dados da condição de propriedade do solo dos processos minerários mantidos pela Agência Nacional de Miner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2">
            <text:p>DSProcesso</text:p>
          </table:table-cell>
          <table:table-cell office:value-type="string" table:style-name="ce23">
            <text:p>Identificador do processo minerário.</text:p>
          </table:table-cell>
          <table:table-cell office:value-type="string" table:style-name="ce22">
            <text:p>Alfanumérico</text:p>
          </table:table-cell>
          <table:table-cell office:value-type="string" table:style-name="ce22">
            <text:p>NNN.NNN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22">
            <text:p>IDCondicaoPropriedadeSolo</text:p>
          </table:table-cell>
          <table:table-cell office:value-type="string" table:style-name="ce23">
            <text:p>Identificador do tipo de condição de propriedade do solo.</text:p>
          </table:table-cell>
          <table:table-cell office:value-type="string" table:style-name="ce22">
            <text:p>Numérico</text:p>
          </table:table-cell>
          <table:table-cell table:style-name="ce2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ProcessoSubstancia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Dados das substâncias dos processos minerários mantidos pela Agência Nacional de Miner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SProcesso</text:p>
          </table:table-cell>
          <table:table-cell office:value-type="string" table:style-name="ce8">
            <text:p>Identificador do processo minerário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NNN.NNN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Substancia</text:p>
          </table:table-cell>
          <table:table-cell office:value-type="string" table:style-name="ce8">
            <text:p>Identificador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DTipoUsoSubstancia</text:p>
          </table:table-cell>
          <table:table-cell office:value-type="string" table:style-name="ce8">
            <text:p>Identificador do tipo de uso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DMotivoEncerramentoSubstancia</text:p>
          </table:table-cell>
          <table:table-cell office:value-type="string" table:style-name="ce8">
            <text:p>Identificador do motivo de encerramento da substância.</text:p>
          </table:table-cell>
          <table:table-cell office:value-type="string" table:style-name="ce7">
            <text:p>Numérico</text:p>
          </table:table-cell>
          <table:table-cell table:style-name="ce20"/>
          <table:table-cell table:number-columns-repeated="16379"/>
        </table:table-row>
        <table:table-row table:style-name="ro1">
          <table:table-cell/>
          <table:table-cell office:value-type="string" table:style-name="ce7">
            <text:p>DTInicioVigencia</text:p>
          </table:table-cell>
          <table:table-cell office:value-type="string" table:style-name="ce8">
            <text:p>Data de início da vigência da substância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1">
            <text:p>DTFimVigencia</text:p>
          </table:table-cell>
          <table:table-cell office:value-type="string" table:style-name="ce9">
            <text:p>Data de encerramento da substância.</text:p>
          </table:table-cell>
          <table:table-cell office:value-type="string" table:style-name="ce21">
            <text:p>Data</text:p>
          </table:table-cell>
          <table:table-cell office:value-type="string" table:style-name="ce7">
            <text:p>AAAA-MM-D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ProcessoTitul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Dados dos títulos dos processos minerários mantidos pela Agência Nacional de Miner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SProcesso</text:p>
          </table:table-cell>
          <table:table-cell office:value-type="string" table:style-name="ce8">
            <text:p>Identificador do processo minerário.</text:p>
          </table:table-cell>
          <table:table-cell office:value-type="string" table:style-name="ce7">
            <text:p>Alfanumérico</text:p>
          </table:table-cell>
          <table:table-cell office:value-type="string" table:style-name="ce7">
            <text:p>NNN.NNN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NRTitulo</text:p>
          </table:table-cell>
          <table:table-cell office:value-type="string" table:style-name="ce8">
            <text:p>Número do títul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DDocumentoLegal</text:p>
          </table:table-cell>
          <table:table-cell office:value-type="string" table:style-name="ce8">
            <text:p>Identificador do documento legal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DTipoDocumentoLegal</text:p>
          </table:table-cell>
          <table:table-cell office:value-type="string" table:style-name="ce8">
            <text:p>Identificador do tipo de documento legal.</text:p>
          </table:table-cell>
          <table:table-cell office:value-type="string" table:style-name="ce7">
            <text:p>Numérico</text:p>
          </table:table-cell>
          <table:table-cell table:style-name="ce20"/>
          <table:table-cell table:number-columns-repeated="16379"/>
        </table:table-row>
        <table:table-row table:style-name="ro1">
          <table:table-cell/>
          <table:table-cell office:value-type="string" table:style-name="ce7">
            <text:p>IDSituacaoDocumentoLegal</text:p>
          </table:table-cell>
          <table:table-cell office:value-type="string" table:style-name="ce8">
            <text:p>Identificador da situação do documento legal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21">
            <text:p>DTPublicacao</text:p>
          </table:table-cell>
          <table:table-cell office:value-type="string" table:style-name="ce9">
            <text:p>Data de publicação do documento legal.</text:p>
          </table:table-cell>
          <table:table-cell office:value-type="string" table:style-name="ce21">
            <text:p>Data</text:p>
          </table:table-cell>
          <table:table-cell office:value-type="string" table:style-name="ce7">
            <text:p>AAAA-MM-D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TVencimento</text:p>
          </table:table-cell>
          <table:table-cell office:value-type="string" table:style-name="ce7">
            <text:p>Data de vencimento do documento legal.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AAAA-MM-D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SituacaoDocumentoLegal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Tipos de situação do documento legal dos processos minerári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SituacaoDocumentoLegal</text:p>
          </table:table-cell>
          <table:table-cell office:value-type="string" table:style-name="ce7">
            <text:p>Identificador da situação do documento legal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SituacaoDocumentoLegal</text:p>
          </table:table-cell>
          <table:table-cell office:value-type="string" table:style-name="ce7">
            <text:p>Descrição da situação do documento legal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Substancia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Substâncias registradas no Cadastro Mineir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Substancia</text:p>
          </table:table-cell>
          <table:table-cell office:value-type="string" table:style-name="ce7">
            <text:p>Identificador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NMSubstancia</text:p>
          </table:table-cell>
          <table:table-cell office:value-type="string" table:style-name="ce7">
            <text:p>Nome da substânci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TipoAssociaca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Tipos de associação entre processos minerári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IDTipoAssociacao</text:p>
          </table:table-cell>
          <table:table-cell office:value-type="string" table:style-name="ce8">
            <text:p>Identificador do tipo de associação entre processos minerários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7">
            <text:p>DSTipoAssociacao</text:p>
          </table:table-cell>
          <table:table-cell office:value-type="string" table:style-name="ce8">
            <text:p>Descrição do tipo de associação entre processos minerários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TipoDocument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Tipos de documento que compõe o processo minerári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7">
            <text:p>IDTipoDocumento</text:p>
          </table:table-cell>
          <table:table-cell office:value-type="string" table:style-name="ce8">
            <text:p>Identificador do tipo de documento que compõe o processo minerári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2">
          <table:table-cell/>
          <table:table-cell office:value-type="string" table:style-name="ce7">
            <text:p>DSTipoDocumento</text:p>
          </table:table-cell>
          <table:table-cell office:value-type="string" table:style-name="ce8">
            <text:p>Descrição do tipo de documento que compõe o processo minerário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TipoDocumentoLegal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Tipos de documento legal mantidos pela Agência Nacional de Miner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TipoDocumentoLegal</text:p>
          </table:table-cell>
          <table:table-cell office:value-type="string" table:style-name="ce8">
            <text:p>Identificador do tipo de documento legal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TipoDocumentoLegal</text:p>
          </table:table-cell>
          <table:table-cell office:value-type="string" table:style-name="ce8">
            <text:p>Descrição do tipo de documento legal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TipoRelaca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Tipos de relação de pessoas associadas aos processos minerári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TipoRelacao</text:p>
          </table:table-cell>
          <table:table-cell office:value-type="string" table:style-name="ce8">
            <text:p>Identificador do tipo de relaçã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TipoRelacao</text:p>
          </table:table-cell>
          <table:table-cell office:value-type="string" table:style-name="ce8">
            <text:p>Descrição do tipo de relação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TipoRepresentacaoLegal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Tipos de representação legal de pessoas associadas aos processos minerári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TipoRepresentacaoLegal</text:p>
          </table:table-cell>
          <table:table-cell office:value-type="string" table:style-name="ce8">
            <text:p>Identificador do tipo de representação legal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TipoRepresentacaoLegal</text:p>
          </table:table-cell>
          <table:table-cell office:value-type="string" table:style-name="ce8">
            <text:p>Descrição do tipo de representação legal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TipoRequerimento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Tipos de requerimento dos processos minerári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TipoRequerimento</text:p>
          </table:table-cell>
          <table:table-cell office:value-type="string" table:style-name="ce8">
            <text:p>Identificador do tipo de requerimento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TipoRequerimento</text:p>
          </table:table-cell>
          <table:table-cell office:value-type="string" table:style-name="ce8">
            <text:p>Descrição do tipo de requerimento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TipoResponsabilidadeTecnica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Tipos de responsabilidade técnica de pessoas associadas aos processos minerári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TipoResponsabilidadeTecnica</text:p>
          </table:table-cell>
          <table:table-cell office:value-type="string" table:style-name="ce8">
            <text:p>Identificador do tipo de responsabilidade técnic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TipoResponsabilidadeTecnica</text:p>
          </table:table-cell>
          <table:table-cell office:value-type="string" table:style-name="ce8">
            <text:p>Descrição do tipo de responsabilidade técnic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TipoUsoSubstancia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Tipos de uso das substâncias dos processos minerários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TipoUsoSubstancia</text:p>
          </table:table-cell>
          <table:table-cell office:value-type="string" table:style-name="ce8">
            <text:p>Identificador do tipo de uso da substânci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TipoUsoSubstancia</text:p>
          </table:table-cell>
          <table:table-cell office:value-type="string" table:style-name="ce8">
            <text:p>Descrição do tipo de uso da substânci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UnidadeAdministrativaRegional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Unidades administrativas regionais da Agência Nacional de Miner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UnidadeAdministrativaRegional</text:p>
          </table:table-cell>
          <table:table-cell office:value-type="string" table:style-name="ce8">
            <text:p>Identificador da unidade administrativa regional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UnidadeAdministrativaRegional</text:p>
          </table:table-cell>
          <table:table-cell office:value-type="string" table:style-name="ce8">
            <text:p>Descrição da unidade administrativa regional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Título</text:p>
          </table:table-cell>
          <table:table-cell office:value-type="string" table:number-columns-spanned="3" table:number-rows-spanned="1" table:style-name="ce27">
            <text:p>UnidadeProtocolizadora.txt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Formato</text:p>
          </table:table-cell>
          <table:table-cell office:value-type="string" table:number-columns-spanned="3" table:number-rows-spanned="1" table:style-name="ce28">
            <text:p>TXT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Norma de codificação de caracteres</text:p>
          </table:table-cell>
          <table:table-cell office:value-type="string" table:number-columns-spanned="3" table:number-rows-spanned="1" table:style-name="ce28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Descrição</text:p>
          </table:table-cell>
          <table:table-cell office:value-type="string" table:number-columns-spanned="3" table:number-rows-spanned="1" table:style-name="ce28">
            <text:p>Unidades protocolizadoras da Agência Nacional de Mineraçã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7">
            <text:p>Identificador</text:p>
          </table:table-cell>
          <table:table-cell office:value-type="string" table:number-columns-spanned="3" table:number-rows-spanned="1" table:style-name="ce28">
            <text:p>https://dadosabertos.anm.gov.br/SCM/microdados/microdados-scm.zip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27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7">
            <text:p>Nome</text:p>
          </table:table-cell>
          <table:table-cell office:value-type="string" table:style-name="ce7">
            <text:p>Descrição</text:p>
          </table:table-cell>
          <table:table-cell office:value-type="string" table:style-name="ce7">
            <text:p>Tipo de dado</text:p>
          </table:table-cell>
          <table:table-cell office:value-type="string" table:style-name="ce7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DUnidadeProtocolizadora</text:p>
          </table:table-cell>
          <table:table-cell office:value-type="string" table:style-name="ce8">
            <text:p>Identificador da unidade protocolizadora.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SUnidadeProtocolizadora</text:p>
          </table:table-cell>
          <table:table-cell office:value-type="string" table:style-name="ce8">
            <text:p>Descrição da unidade protocolizadora.</text:p>
          </table:table-cell>
          <table:table-cell office:value-type="string" table:style-name="ce7">
            <text:p>Alfanumérico</text:p>
          </table:table-cell>
          <table:table-cell table:style-name="ce7"/>
          <table:table-cell table:number-columns-repeated="16379"/>
        </table:table-row>
        <table:table-row table:number-rows-repeated="1048260" table:style-name="ro1">
          <table:table-cell table:number-columns-repeated="16384"/>
        </table:table-row>
      </table:table>
      <table:table table:name="Versões" table:style-name="ta2"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number-columns-repeated="16380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Versão</text:p>
          </table:table-cell>
          <table:table-cell office:value-type="string" table:style-name="ce5">
            <text:p>Data</text:p>
          </table:table-cell>
          <table:table-cell office:value-type="string" table:style-name="ce25">
            <text:p>Descrição</text:p>
          </table:table-cell>
          <table:table-cell table:number-columns-repeated="16380"/>
        </table:table-row>
        <table:table-row table:style-name="ro1">
          <table:table-cell table:style-name="ce30"/>
          <table:table-cell office:value-type="string" table:style-name="ce7">
            <text:p>metadados-microdados-scm.ods</text:p>
          </table:table-cell>
          <table:table-cell office:value-type="date" office:date-value="2025-02-04T00:00:00" table:style-name="ce31">
            <text:p>04/02/2025</text:p>
          </table:table-cell>
          <table:table-cell office:value-type="string" table:style-name="ce20">
            <text:p>Alteração do catálogo de origem.</text:p>
          </table:table-cell>
          <table:table-cell table:number-columns-repeated="16380" table:style-name="ce30"/>
        </table:table-row>
        <table:table-row table:style-name="ro6">
          <table:table-cell/>
          <table:table-cell office:value-type="string" table:style-name="ce7">
            <text:p>metadados-microdados-scm.ods</text:p>
          </table:table-cell>
          <table:table-cell office:value-type="date" office:date-value="2025-09-11T00:00:00" table:style-name="ce24">
            <text:p>11/09/2025</text:p>
          </table:table-cell>
          <table:table-cell office:value-type="string" table:style-name="ce20">
            <text:p>Inclusão de nota sobre o campo QTAreaAH do recurso Processo.txt e alteração do formato do arquivo de metadados para ODS (OpenDocument Spreadsheed).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7">
            <text:p>metadados-microdados-scm.xlsx</text:p>
          </table:table-cell>
          <table:table-cell office:value-type="date" office:date-value="2024-05-24T00:00:00" table:style-name="ce24">
            <text:p>24/05/2024</text:p>
          </table:table-cell>
          <table:table-cell office:value-type="string" table:style-name="ce20">
            <text:p>Inclusão dos campos OBEvento e DSPublicacaoDOU no recurso ProcessoEvento.txt.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7">
            <text:p>metadados-microdados-scm.xlsx</text:p>
          </table:table-cell>
          <table:table-cell office:value-type="date" office:date-value="2021-08-24T00:00:00" table:style-name="ce24">
            <text:p>24/08/2021</text:p>
          </table:table-cell>
          <table:table-cell office:value-type="string" table:style-name="ce20">
            <text:p>Correção do campo Catálogo origem, apontando para página (URL) do órgão onde está publicado o conjunto de dados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7">
            <text:p>metadados-microdados-scm.xlsx</text:p>
          </table:table-cell>
          <table:table-cell office:value-type="date" office:date-value="2021-07-26T00:00:00" table:style-name="ce24">
            <text:p>26/07/2021</text:p>
          </table:table-cell>
          <table:table-cell office:value-type="string" table:style-name="ce20">
            <text:p>Correção dos links na planilha Metadados Microdados SCM:</text:p>
            <text:p>Catálogo origem e Documenta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7">
            <text:p>metadados-microdados-scm.xlsx</text:p>
          </table:table-cell>
          <table:table-cell office:value-type="date" office:date-value="2021-04-26T00:00:00" table:style-name="ce24">
            <text:p>26/04/2021</text:p>
          </table:table-cell>
          <table:table-cell office:value-type="string" table:style-name="ce20">
            <text:p>Versão inicial dos metadados.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database-ranges>
        <table:database-range table:target-range-address="Metadados_Microdados_SCM.B19:Metadados_Microdados_SCM.B4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/>
    <meta:creation-date>2015-06-05T18:19:34Z</meta:creation-date>
    <dc:date>2026-02-04T19:05:46Z</dc:date>
    <meta:user-defined meta:name="ContentTypeId">0x0101007F90970817AB094498C3AA5A6A47EEDA</meta:user-defined>
    <meta:user-defined meta:name="MediaServiceImageTags"/>
  </office:meta>
</office:document-meta>
</file>